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R Programming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Install, build, deploy, monitor R data Statistical Applications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<text:line-break/>Agend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stall R/ Python using Anaconda Continuum</text:p>
              </text:list-item>
              <text:list-item>
                <text:p>Overview of R, R-packages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ferences<text:tab/>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a xlink:href="https://www.slideshare.net/shantanupatil104/r-programming-44637606" xlink:type="simple">https://www.slideshare.net/shantanupatil104/r-programming-44637606</text:a></text:p>
              </text:list-item>
              <text:list-item>
                <text:p>Learn R <text:a xlink:href="https://www.slideshare.net/keerti10/r-programming-language-70522072" xlink:type="simple">https://www.slideshare.net/keerti10/r-programming-language-70522072</text:a><text:s/><text:a xlink:href="https://www.slideshare.net/ChiuYW/r-language-tutorial" xlink:type="simple">https://www.slideshare.net/ChiuYW/r-language-tutorial</text:a></text:p>
              </text:list-item>
              <text:list-item>
                <text:p>R programming <text:a xlink:href="https://www.slideshare.net/EdurekaIN/r-programming-for-beginners-r-language-tutorial-r-tutorial-for-beginners-edureka" xlink:type="simple">https://www.slideshare.net/EdurekaIN/r-programming-for-beginners-r-language-tutorial-r-tutorial-for-beginners-edureka</text:a><text:s/><text:a xlink:href="https://www.slideshare.net/ashrafmath/a-short-tutorial-on-r" xlink:type="simple">https://www.slideshare.net/ashrafmath/a-short-tutorial-on-r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ferences Projects/UseCases</text:p>
          </draw:text-box>
        </draw:frame>
        <draw:frame presentation:style-name="pr6" draw:layer="layout" svg:width="29.832cm" svg:height="12.954cm" svg:x="1.664cm" svg:y="4.826cm" presentation:class="outline" presentation:user-transformed="true">
          <draw:text-box>
            <text:list text:style-name="L2">
              <text:list-item>
                <text:p><text:a xlink:href="https://www.slideshare.net/EdurekaIN/r-training-r-programming-language-for-beginners-r-programming-training-edureka" xlink:type="simple">https://www.slideshare.net/EdurekaIN/r-training-r-programming-language-for-beginners-r-programming-training-edureka</text:a></text:p>
              </text:list-item>
              <text:list-item>
                <text:p><text:a xlink:href="https://www.slideshare.net/sharethis/data-analysis-with-r" xlink:type="simple">https://www.slideshare.net/sharethis/data-analysis-with-r</text:a></text:p>
              </text:list-item>
              <text:list-item>
                <text:p><text:a xlink:href="https://www.slideshare.net/RevolutionAnalytics/introduction-to-r-for-data-mining" xlink:type="simple">https://www.slideshare.net/RevolutionAnalytics/introduction-to-r-for-data-mining</text:a></text:p>
              </text:list-item>
              <text:list-item>
                <text:p><text:a xlink:href="https://www.slideshare.net/ajayohri/data-mining-with-r" xlink:type="simple">https://www.slideshare.net/ajayohri/data-mining-with-r</text:a></text:p>
              </text:list-item>
              <text:list-item>
                <text:p><text:a xlink:href="https://www.slideshare.net/rdatamining/an-introduction-to-data-mining-with-r" xlink:type="simple">https://www.slideshare.net/rdatamining/an-introduction-to-data-mining-with-r</text:a></text:p>
              </text:list-item>
              <text:list-item>
                <text:p>Data import/export: <text:a xlink:href="https://www.slideshare.net/rdatamining/introduction-to-data-mining-with-r-and-data-importexport-in-r" xlink:type="simple">https://www.slideshare.net/rdatamining/introduction-to-data-mining-with-r-and-data-importexport-in-r</text:a>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R with Facebook and Twitter</text:p>
              </text:list-item>
              <text:list-item>
                <text:p><text:a xlink:href="https://www.slideshare.net/rvidgen/r-tutorial-vidgen-v1-0" xlink:type="simple">https://www.slideshare.net/rvidgen/r-tutorial-vidgen-v1-0</text:a><text:s/></text:p>
              </text:list-item>
              <text:list-item>
                <text:p><text:a xlink:href="https://www.slideshare.net/21_venkat/step-by-step-guide-to-learn-r" xlink:type="simple">https://www.slideshare.net/21_venkat/step-by-step-guide-to-learn-r</text:a>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draw:frame presentation:style-name="pr8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22:20:16.002299927</meta:creation-date>
    <meta:editing-duration>PT20M4S</meta:editing-duration>
    <meta:editing-cycles>10</meta:editing-cycles>
    <meta:generator>LibreOffice/5.4.6.2$Linux_X86_64 LibreOffice_project/40m0$Build-2</meta:generator>
    <dc:date>2019-03-22T23:22:05.377373266</dc:date>
    <meta:document-statistic meta:object-count="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